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stroke="solid" draw:stroke-dash="Fine_20_Dashed" svg:stroke-width="0cm" svg:stroke-color="#000000" draw:marker-start-width="0.2cm" draw:marker-end="Arrowheads_20_3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solid" draw:stroke-dash="Line_20_with_20_Fine_20_Dots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cm" svg:stroke-color="#000000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dash" draw:stroke-dash="Ultrafine_20_Dashed" svg:stroke-width="0cm" svg:stroke-color="#000000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026cm"/>
    </style:style>
    <style:style style:name="gr1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>
      <style:graphic-properties style:protect="size"/>
    </style:style>
    <style:style style:name="gr22" style:family="graphic" style:parent-style-name="objectwithoutfill">
      <style:graphic-properties svg:stroke-color="#000000" draw:marker-end="Arrowheads_20_5" draw:fill="none" draw:textarea-vertical-align="middle" draw:shadow="hidden"/>
    </style:style>
    <style:style style:name="gr2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 draw:shadow="hidden"/>
    </style:style>
    <style:style style:name="gr25" style:family="graphic" style:parent-style-name="standard">
      <style:graphic-properties draw:stroke="solid" draw:stroke-dash="Fine_20_Dashed" svg:stroke-color="#000000" draw:fill="solid" draw:fill-color="#c0c0c0" draw:textarea-horizontal-align="justify" draw:textarea-vertical-align="middle" draw:auto-grow-height="false" draw:shadow="hidden"/>
    </style:style>
    <style:style style:name="gr26" style:family="graphic" style:parent-style-name="standard">
      <style:graphic-properties draw:stroke="solid" draw:stroke-dash="Fine_20_Dashed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27" style:family="graphic" style:parent-style-name="standard">
      <style:graphic-properties svg:stroke-color="#000000" draw:fill="solid" draw:fill-color="#c0c0c0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30" style:family="graphic" style:parent-style-name="objectwithoutfill">
      <style:graphic-properties svg:stroke-color="#000000" draw:fill="none" draw:textarea-vertical-align="middle" draw:shadow="hidden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6" style:family="paragraph">
      <style:paragraph-properties fo:text-align="center"/>
      <style:text-properties fo:font-size="13pt" fo:font-style="normal" style:font-size-asian="13pt" style:font-style-asian="normal" style:font-size-complex="13pt" style:font-style-complex="normal"/>
    </style:style>
    <style:style style:name="P7" style:family="paragraph"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3pt" fo:font-style="normal" style:font-size-asian="13pt" style:font-style-asian="normal" style:font-size-complex="13pt" style:font-style-complex="normal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286cm" svg:height="3.048cm" draw:transform="rotate (-1.5707963267949) translate (11.884cm 2.34cm)">
          <text:p text:style-name="P1"><text:span text:style-name="T1">Change</text:span></text:p>
          <text:p text:style-name="P1"><text:span text:style-name="T1">Cipher</text:span></text:p>
          <text:p text:style-name="P1"><text:span text:style-name="T1">Spec</text:span></text:p>
          <draw:enhanced-geometry svg:viewBox="0 0 21600 21600" draw:mirror-vertical="false" draw:mirror-horizontal="false" draw:type="rectangle" draw:enhanced-path="M 0 0 L 21600 0 21600 21600 0 21600 0 0 Z N"/>
        </draw:custom-shape>
        <draw:g xml:id="id3" draw:id="id3">
          <draw:custom-shape draw:style-name="gr2" draw:text-style-name="P3" draw:layer="layout" svg:width="2.032cm" svg:height="0.9cm" svg:x="9.852cm" svg:y="5.396cm">
            <text:p text:style-name="P1"><text:span text:style-name="T2">Lev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0.878cm" svg:x="9.852cm" svg:y="6.296cm">
            <text:p text:style-name="P1"><text:span text:style-name="T2">Typ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778cm" svg:height="1.016cm" draw:transform="rotate (-1.5707963267949) translate (9.852cm 5.396cm)">
            <text:p text:style-name="P1"><text:span text:style-name="T1">Alert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5" draw:id="id5" draw:layer="layout" svg:width="3.048cm" svg:height="1.778cm" draw:transform="rotate (-1.5707963267949) translate (10.614cm 14.394cm)">
          <text:p text:style-name="P1"><text:span text:style-name="T1">Application</text:span></text:p>
          <text:p text:style-name="P1"><text:span text:style-name="T1">Dat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1" draw:id="id1" draw:layer="layout" svg:width="2.032cm" svg:height="3.926cm" svg:x="2.964cm" svg:y="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032cm" svg:height="0.8cm" svg:x="2.964cm" svg:y="6.366cm"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0.824cm" svg:x="2.964cm" svg:y="7.166cm">
          <text:p text:style-name="P1"><text:span text:style-name="T2">Ver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0.8cm" svg:x="2.964cm" svg:y="7.99cm">
          <text:p text:style-name="P1"><text:span text:style-name="T2">Tai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016cm" draw:transform="rotate (-1.5707963267949) translate (2.964cm 6.366cm)">
          <text:p text:style-name="P1"><text:span text:style-name="T1">Record layer</text:span></text:p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0.767cm" svg:height="2.793cm" svg:x="4.996cm" svg:y="6.874cm" svg:viewBox="0 0 768 2794" svg:d="m0 0c1139 0 903 2794 0 2794">
          <text:p/>
        </draw:path>
        <draw:custom-shape draw:style-name="gr3" draw:text-style-name="P1" xml:id="id14" draw:id="id14" draw:layer="layout" svg:width="2.032cm" svg:height="3.964cm" svg:x="9.859cm" svg:y="9.6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0.8cm" svg:x="9.859cm" svg:y="7.982cm"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0.824cm" svg:x="9.859cm" svg:y="8.782cm">
          <text:p text:style-name="P1"><text:span text:style-name="T2">Tai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588cm" svg:height="1.016cm" draw:transform="rotate (-1.5707963267949) translate (9.859cm 7.982cm)">
          <text:p text:style-name="P1"><text:span text:style-name="T1">Handshake protocol</text:span></text:p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0.767cm" svg:height="1.777cm" svg:x="11.891cm" svg:y="8.49cm" svg:viewBox="0 0 768 1778" svg:d="m0 0c1139 0 903 1778 0 1778">
          <text:p/>
        </draw:path>
        <draw:connector draw:style-name="gr5" draw:text-style-name="P1" draw:layer="layout" draw:type="lines" svg:x1="4.996cm" svg:y1="10.753cm" svg:x2="8.836cm" svg:y2="3.483cm" draw:start-shape="id1" draw:start-glue-point="1" draw:end-shape="id2" draw:end-glue-point="2" svg:d="m4996 10753h501l2838-7270h501" svg:viewBox="0 0 3841 7271">
          <text:p/>
        </draw:connector>
        <draw:connector draw:style-name="gr5" draw:text-style-name="P1" draw:layer="layout" draw:type="lines" svg:x1="4.996cm" svg:y1="10.753cm" svg:x2="8.836cm" svg:y2="6.285cm" draw:start-shape="id1" draw:start-glue-point="1" draw:end-shape="id3" svg:d="m4996 10753h501l2838-4468h501" svg:viewBox="0 0 3841 4469">
          <text:p/>
        </draw:connector>
        <draw:connector draw:style-name="gr5" draw:text-style-name="P1" draw:layer="layout" draw:type="lines" svg:x1="4.996cm" svg:y1="10.753cm" svg:x2="8.843cm" svg:y2="10.776cm" draw:start-shape="id1" draw:start-glue-point="1" draw:end-shape="id4" draw:end-glue-point="2" svg:d="m4996 10753h501l2845 23h501" svg:viewBox="0 0 3848 24">
          <text:p/>
        </draw:connector>
        <draw:connector draw:style-name="gr5" draw:text-style-name="P1" draw:layer="layout" draw:type="lines" svg:x1="4.996cm" svg:y1="10.753cm" svg:x2="8.836cm" svg:y2="15.918cm" draw:start-shape="id1" draw:start-glue-point="1" draw:end-shape="id5" draw:end-glue-point="2" svg:d="m4996 10753h501l2838 5165h501" svg:viewBox="0 0 3841 5166">
          <text:p/>
        </draw:connector>
        <draw:line draw:style-name="gr6" draw:text-style-name="P1" draw:layer="layout" svg:x1="2.262cm" svg:y1="16.659cm" svg:x2="5.564cm" svg:y2="16.659cm">
          <text:p/>
        </draw:line>
        <draw:line draw:style-name="gr7" draw:text-style-name="P1" draw:layer="layout" svg:x1="2.262cm" svg:y1="17.859cm" svg:x2="5.564cm" svg:y2="17.859cm">
          <text:p/>
        </draw:line>
        <draw:frame draw:style-name="gr8" draw:text-style-name="P3" draw:layer="layout" svg:width="2.763cm" svg:height="1.275cm" svg:x="2.232cm" svg:y="17.229cm">
          <draw:text-box>
            <text:p text:style-name="P1"><text:span text:style-name="T2">définit le</text:span></text:p>
            <text:p text:style-name="P1"><text:span text:style-name="T2">contenu de</text:span></text:p>
          </draw:text-box>
        </draw:frame>
        <draw:frame draw:style-name="gr9" draw:text-style-name="P4" draw:layer="layout" svg:width="2.102cm" svg:height="0.763cm" svg:x="2.562cm" svg:y="16.051cm">
          <draw:text-box>
            <text:p><text:span text:style-name="T2">contient</text:span></text:p>
          </draw:text-box>
        </draw:frame>
        <draw:custom-shape draw:style-name="gr10" draw:text-style-name="P1" draw:layer="layout" svg:width="2.032cm" svg:height="1.114cm" svg:x="15.948cm" svg:y="5.606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032cm" svg:height="0.762cm" svg:x="15.948cm" svg:y="0.37cm">
          <text:p text:style-name="P1"><text:span text:style-name="T2">Ver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0.762cm" svg:x="15.948cm" svg:y="1.132cm">
          <text:p text:style-name="P1"><text:span text:style-name="T2">Aléa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7" draw:id="id7" draw:layer="layout" svg:width="2.032cm" svg:height="1.17cm" svg:x="15.948cm" svg:y="2.58cm">
          <text:p text:style-name="P1"><text:span text:style-name="T2">Id.</text:span></text:p>
          <text:p text:style-name="P1"><text:span text:style-name="T2">s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6.35cm" svg:height="1.016cm" draw:transform="rotate (-1.5707963267949) translate (15.948cm 0.37cm)">
          <text:p text:style-name="P1"><text:span text:style-name="T1">Client Hell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2.032cm" svg:height="0.686cm" svg:x="15.948cm" svg:y="1.894cm">
          <text:p text:style-name="P1"><text:span text:style-name="T3">longueu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7.98cm" svg:y1="2.237cm" svg:x2="17.98cm" svg:y2="3.165cm" draw:start-shape="id6" draw:start-glue-point="1" draw:end-shape="id7" draw:end-glue-point="1" svg:d="m17980 2237c751 0 751 928 0 928" svg:viewBox="0 0 564 929">
          <text:p/>
        </draw:connector>
        <draw:line draw:style-name="gr12" draw:text-style-name="P1" draw:layer="layout" svg:x1="2.262cm" svg:y1="19.06cm" svg:x2="5.564cm" svg:y2="19.06cm">
          <text:p/>
        </draw:line>
        <draw:frame draw:style-name="gr13" draw:text-style-name="P3" draw:layer="layout" svg:width="2.915cm" svg:height="1.275cm" svg:x="2.232cm" svg:y="18.43cm">
          <draw:text-box>
            <text:p text:style-name="P1"><text:span text:style-name="T2">définit la</text:span></text:p>
            <text:p text:style-name="P1"><text:span text:style-name="T2">longueur de</text:span></text:p>
          </draw:text-box>
        </draw:frame>
        <draw:path draw:style-name="gr14" draw:text-style-name="P1" draw:layer="layout" svg:width="0.407cm" svg:height="0.761cm" svg:x="4.996cm" svg:y="8.382cm" svg:viewBox="0 0 408 762" svg:d="m0 0c538 0 549 762 0 762">
          <text:p/>
        </draw:path>
        <draw:path draw:style-name="gr14" draw:text-style-name="P1" draw:layer="layout" svg:width="0.407cm" svg:height="0.761cm" svg:x="11.891cm" svg:y="9.144cm" svg:viewBox="0 0 408 762" svg:d="m0 0c538 0 549 762 0 762">
          <text:p/>
        </draw:path>
        <draw:custom-shape draw:style-name="gr11" draw:text-style-name="P3" xml:id="id9" draw:id="id9" draw:layer="layout" svg:width="2.032cm" svg:height="1.17cm" svg:x="15.949cm" svg:y="4.436cm">
          <text:p text:style-name="P1"><text:span text:style-name="T2">Suites</text:span></text:p>
          <text:p text:style-name="P1"><text:span text:style-name="T2">crypt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2.032cm" svg:height="0.686cm" svg:x="15.949cm" svg:y="3.75cm">
          <text:p text:style-name="P1"><text:span text:style-name="T3">longueu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7.981cm" svg:y1="4.093cm" svg:x2="17.981cm" svg:y2="5.021cm" draw:start-shape="id8" draw:start-glue-point="1" draw:end-shape="id9" draw:end-glue-point="1" svg:d="m17981 4093c751 0 751 928 0 928" svg:viewBox="0 0 564 929">
          <text:p/>
        </draw:connector>
        <draw:custom-shape draw:style-name="gr10" draw:text-style-name="P1" draw:layer="layout" svg:width="2.032cm" svg:height="1.114cm" svg:x="15.948cm" svg:y="11.306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11" draw:id="id11" draw:layer="layout" svg:width="2.032cm" svg:height="1.17cm" svg:x="15.948cm" svg:y="8.28cm">
          <text:p text:style-name="P1"><text:span text:style-name="T2">Certific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4.96cm" svg:height="1.016cm" draw:transform="rotate (-1.5707963267949) translate (15.948cm 7.46cm)">
          <text:p text:style-name="P1"><text:span text:style-name="T1">Certificat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" draw:id="id10" draw:layer="layout" svg:width="2.032cm" svg:height="0.82cm" svg:x="15.948cm" svg:y="7.46cm">
          <text:p text:style-name="P1"><text:span text:style-name="T3">longueu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7.98cm" svg:y1="7.87cm" svg:x2="17.98cm" svg:y2="8.865cm" draw:start-shape="id10" draw:start-glue-point="1" draw:end-shape="id11" draw:end-glue-point="1" svg:d="m17980 7870c751 0 751 995 0 995" svg:viewBox="0 0 564 996">
          <text:p/>
        </draw:connector>
        <draw:custom-shape draw:style-name="gr11" draw:text-style-name="P3" xml:id="id13" draw:id="id13" draw:layer="layout" svg:width="2.032cm" svg:height="1.17cm" svg:x="15.949cm" svg:y="10.136cm">
          <text:p text:style-name="P1"><text:span text:style-name="T2">Certifica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" draw:id="id12" draw:layer="layout" svg:width="2.032cm" svg:height="0.686cm" svg:x="15.949cm" svg:y="9.45cm">
          <text:p text:style-name="P1"><text:span text:style-name="T3">longueu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7.981cm" svg:y1="9.793cm" svg:x2="17.981cm" svg:y2="10.721cm" draw:start-shape="id12" draw:start-glue-point="1" draw:end-shape="id13" draw:end-glue-point="1" svg:d="m17981 9793c751 0 751 928 0 928" svg:viewBox="0 0 564 929">
          <text:p/>
        </draw:connector>
        <draw:connector draw:style-name="gr15" draw:text-style-name="P1" draw:layer="layout" draw:type="lines" svg:x1="11.891cm" svg:y1="11.588cm" svg:x2="14.932cm" svg:y2="3.545cm" draw:start-shape="id14" draw:start-glue-point="1" draw:end-shape="id15" draw:end-glue-point="2" svg:d="m11891 11588h501l2039-8043h501" svg:viewBox="0 0 3042 8044">
          <text:p/>
        </draw:connector>
        <draw:connector draw:style-name="gr15" draw:text-style-name="P1" draw:layer="layout" draw:type="lines" svg:x1="11.891cm" svg:y1="11.588cm" svg:x2="14.932cm" svg:y2="9.94cm" draw:start-shape="id14" draw:start-glue-point="1" draw:end-shape="id16" svg:d="m11891 11588h501l2039-1648h501" svg:viewBox="0 0 3042 1649">
          <text:p/>
        </draw:connector>
        <draw:frame draw:style-name="gr8" draw:text-style-name="P3" xml:id="id17" draw:id="id17" draw:layer="layout" svg:width="3.622cm" svg:height="2.299cm" svg:x="14.866cm" svg:y="17.34cm">
          <draw:text-box>
            <text:p text:style-name="P1"><text:span text:style-name="T2">15 autres types</text:span></text:p>
            <text:p text:style-name="P1"><text:span text:style-name="T2">de messages</text:span></text:p>
            <text:p text:style-name="P1"><text:span text:style-name="T3">Handshake</text:span></text:p>
            <text:p text:style-name="P1"><text:span text:style-name="T2">...</text:span></text:p>
          </draw:text-box>
        </draw:frame>
        <draw:connector draw:style-name="gr15" draw:text-style-name="P1" draw:layer="layout" draw:type="lines" svg:x1="11.891cm" svg:y1="11.588cm" svg:x2="14.866cm" svg:y2="18.489cm" draw:start-shape="id14" draw:start-glue-point="1" draw:end-shape="id17" draw:end-glue-point="3" svg:d="m11891 11588h501l1974 6901h500" svg:viewBox="0 0 2976 6902">
          <text:p/>
        </draw:connector>
        <draw:custom-shape draw:style-name="gr1" draw:text-style-name="P2" xml:id="id18" draw:id="id18" draw:layer="layout" svg:width="3.302cm" svg:height="1.524cm" draw:transform="rotate (-1.5707963267949) translate (16.49cm 13.088cm)">
          <text:p text:style-name="P1"><text:span text:style-name="T1">Server Key</text:span></text:p>
          <text:p text:style-name="P1"><text:span text:style-name="T1">Exchang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9" draw:id="id19" draw:layer="layout" svg:width="1.524cm" svg:height="3.302cm" svg:x="16.49cm" svg:y="13.088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11.891cm" svg:y1="11.588cm" svg:x2="14.966cm" svg:y2="14.739cm" draw:start-shape="id14" draw:start-glue-point="1" draw:end-shape="id18" draw:end-glue-point="2" svg:d="m11891 11588h501l2073 3151h501" svg:viewBox="0 0 3076 3152">
          <text:p/>
        </draw:connector>
        <draw:frame draw:style-name="gr17" draw:text-style-name="P1" draw:layer="layout" svg:width="3.35cm" svg:height="1.276cm" svg:x="18.386cm" svg:y="12.464cm">
          <draw:text-box>
            <text:p text:style-name="P1"><text:span text:style-name="T2">Suite Crypto</text:span></text:p>
            <text:p text:style-name="P1"><text:span text:style-name="T2">négociée</text:span></text:p>
          </draw:text-box>
        </draw:frame>
        <draw:g>
          <draw:custom-shape draw:style-name="gr10" draw:text-style-name="P1" draw:layer="layout" svg:width="2.032cm" svg:height="1.114cm" svg:x="22.213cm" svg:y="6.33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032cm" svg:height="0.762cm" svg:x="22.213cm" svg:y="1.097cm">
            <text:p text:style-name="P1"><text:span text:style-name="T2">Vers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0.762cm" svg:x="22.213cm" svg:y="1.859cm">
            <text:p text:style-name="P1"><text:span text:style-name="T2">N° séri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032cm" svg:height="1.17cm" svg:x="22.213cm" svg:y="3.307cm">
            <text:p text:style-name="P1"><text:span text:style-name="T2">Dates de</text:span></text:p>
            <text:p text:style-name="P1"><text:span text:style-name="T2">validité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.35cm" svg:height="1.016cm" draw:transform="rotate (-1.5707963267949) translate (22.213cm 1.097cm)">
            <text:p text:style-name="P1"><text:span text:style-name="T1">Certificat X.50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032cm" svg:height="0.686cm" svg:x="22.213cm" svg:y="2.621cm">
            <text:p text:style-name="P1"><text:span text:style-name="T4">Emetteu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032cm" svg:height="1.17cm" svg:x="22.214cm" svg:y="5.163cm">
            <text:p text:style-name="P1"><text:span text:style-name="T2">Clé</text:span></text:p>
            <text:p text:style-name="P1"><text:span text:style-name="T2">publiqu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032cm" svg:height="0.686cm" svg:x="22.214cm" svg:y="4.477cm">
            <text:p text:style-name="P1"><text:span text:style-name="T4">Suje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.048cm" svg:height="0.762cm" svg:x="21.197cm" svg:y="0.335cm">
            <text:p text:style-name="P1"><text:span text:style-name="T5">ASN.1 DER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7" draw:layer="layout" svg:width="3.402cm" svg:height="7.466cm" svg:x="21.02cm" svg:y="0.158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7.98cm" svg:y1="9.144cm" svg:x2="22.498cm" svg:y2="7.624cm">
          <text:p/>
        </draw:line>
        <draw:polyline draw:style-name="gr19" draw:text-style-name="P1" draw:layer="layout" svg:width="5.279cm" svg:height="3.681cm" svg:x="17.98cm" svg:y="7.624cm" svg:viewBox="0 0 5280 3682" draw:points="0,3682 5280,3682 5280,0">
          <text:p/>
        </draw:polyline>
        <draw:frame draw:style-name="gr8" draw:text-style-name="P3" xml:id="id20" draw:id="id20" draw:layer="layout" svg:width="3.22cm" svg:height="1.787cm" svg:x="21.724cm" svg:y="13.846cm">
          <draw:text-box>
            <text:p text:style-name="P1"><text:span text:style-name="T2">3 types</text:span></text:p>
            <text:p text:style-name="P1"><text:span text:style-name="T2">de messages</text:span></text:p>
            <text:p text:style-name="P1"><text:span text:style-name="T3">SKE</text:span></text:p>
          </draw:text-box>
        </draw:frame>
        <draw:line draw:style-name="gr20" draw:text-style-name="P1" draw:layer="layout" svg:x1="18.942cm" svg:y1="12.954cm" svg:x2="18.014cm" svg:y2="13.97cm">
          <text:p/>
        </draw:line>
        <draw:connector draw:style-name="gr15" draw:text-style-name="P1" draw:layer="layout" draw:type="lines" svg:x1="18.014cm" svg:y1="14.739cm" svg:x2="21.724cm" svg:y2="14.739cm" draw:start-shape="id19" draw:start-glue-point="1" draw:end-shape="id20" draw:end-glue-point="3" svg:d="m18014 14739h501 2709 500" svg:viewBox="0 0 3711 1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22" draw:text-style-name="P1" draw:layer="layout" svg:width="0.902cm" svg:height="2.158cm" svg:x="17.847cm" svg:y="12.7cm" svg:viewBox="0 0 903 2159" svg:d="m903 0c-2032 1270 0 2159 0 2159">
          <text:p/>
        </draw:path>
        <draw:path draw:style-name="gr22" draw:text-style-name="P1" draw:layer="layout" svg:width="0.902cm" svg:height="2.158cm" svg:x="19.25cm" svg:y="12.7cm" svg:viewBox="0 0 903 2159" svg:d="m0 2159c2032-1270 0-2159 0-2159">
          <text:p/>
        </draw:path>
        <draw:custom-shape draw:style-name="gr10" draw:text-style-name="P1" xml:id="id21" draw:id="id21" draw:layer="layout" svg:width="4.572cm" svg:height="2.032cm" svg:x="5.896cm" svg:y="1.097cm">
          <text:p text:style-name="P1">Préprocesseur</text:p>
          <text:p text:style-name="P1">externe</text:p>
          <draw:enhanced-geometry svg:viewBox="0 0 21600 21600" draw:type="rectangle" draw:enhanced-path="M 0 0 L 21600 0 21600 21600 0 21600 0 0 Z N"/>
        </draw:custom-shape>
        <draw:custom-shape draw:style-name="gr10" draw:text-style-name="P1" xml:id="id23" draw:id="id23" draw:layer="layout" svg:width="4.572cm" svg:height="2.032cm" svg:x="16.764cm" svg:y="3.937cm">
          <text:p text:style-name="P1">Compilateur</text:p>
          <draw:enhanced-geometry svg:viewBox="0 0 21600 21600" draw:type="rectangle" draw:enhanced-path="M 0 0 L 21600 0 21600 21600 0 21600 0 0 Z N"/>
        </draw:custom-shape>
        <draw:custom-shape draw:style-name="gr10" draw:text-style-name="P8" xml:id="id22" draw:id="id22" draw:layer="layout" svg:width="3.302cm" svg:height="2.286cm" svg:x="11.684cm" svg:y="6.612cm">
          <text:p text:style-name="P1"><text:span text:style-name="T6">Fichier</text:span></text:p>
          <text:p text:style-name="P1"><text:span text:style-name="T6">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4" draw:id="id24" draw:layer="layout" svg:width="3.302cm" svg:height="2.286cm" svg:x="11.684cm" svg:y="1.016cm">
          <text:p text:style-name="P1"><text:span text:style-name="T7">Fichier</text:span></text:p>
          <text:p text:style-name="P1"><text:span text:style-name="T7">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302cm" svg:height="2.286cm" svg:x="11.684cm" svg:y="3.81cm">
          <text:p text:style-name="P1"><text:span text:style-name="T6">Fichier</text:span></text:p>
          <text:p text:style-name="P1"><text:span text:style-name="T6">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0.468cm" svg:y1="2.113cm" svg:x2="11.684cm" svg:y2="2.113cm" draw:start-shape="id21" draw:start-glue-point="1" svg:d="m10468 2113h1216" svg:viewBox="0 0 1217 1">
          <text:p/>
        </draw:connector>
        <draw:connector draw:style-name="gr24" draw:text-style-name="P1" draw:layer="layout" draw:type="line" svg:x1="14.986cm" svg:y1="7.755cm" svg:x2="16.764cm" svg:y2="4.953cm" draw:start-shape="id22" draw:start-glue-point="10" draw:end-shape="id23" svg:d="m14986 7755 1778-2802" svg:viewBox="0 0 1779 2803">
          <text:p/>
        </draw:connector>
        <draw:connector draw:style-name="gr24" draw:text-style-name="P1" draw:layer="layout" draw:type="line" svg:x1="14.986cm" svg:y1="4.997cm" svg:x2="16.764cm" svg:y2="4.953cm" draw:end-shape="id23" draw:end-glue-point="3" svg:d="m14986 4997 1778-44" svg:viewBox="0 0 1779 45">
          <text:p/>
        </draw:connector>
        <draw:connector draw:style-name="gr24" draw:text-style-name="P1" draw:layer="layout" draw:type="line" svg:x1="14.986cm" svg:y1="2.159cm" svg:x2="16.764cm" svg:y2="4.953cm" draw:start-shape="id24" draw:start-glue-point="10" draw:end-shape="id23" draw:end-glue-point="3" svg:d="m14986 2159 1778 2794" svg:viewBox="0 0 1779 2795">
          <text:p/>
        </draw:connector>
        <draw:custom-shape draw:style-name="gr23" draw:text-style-name="P9" xml:id="id25" draw:id="id25" draw:layer="layout" svg:width="4.064cm" svg:height="2.032cm" svg:x="23.106cm" svg:y="3.937cm">
          <text:p text:style-name="P1"><text:span text:style-name="T7">Program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1.336cm" svg:y1="4.953cm" svg:x2="23.106cm" svg:y2="4.953cm" draw:start-shape="id23" draw:start-glue-point="1" draw:end-shape="id25" draw:end-glue-point="6" svg:d="m21336 4953h1770" svg:viewBox="0 0 1771 1">
          <text:p/>
        </draw:connector>
        <draw:custom-shape draw:style-name="gr25" draw:text-style-name="P8" xml:id="id26" draw:id="id26" draw:layer="layout" svg:width="3.81cm" svg:height="2.794cm" svg:x="0.762cm" svg:y="0.716cm">
          <text:p text:style-name="P1"><text:span text:style-name="T6">Fichier de</text:span></text:p>
          <text:p text:style-name="P1"><text:span text:style-name="T6">descrip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4.572cm" svg:y1="2.113cm" svg:x2="5.896cm" svg:y2="2.113cm" draw:start-shape="id26" draw:start-glue-point="10" draw:end-shape="id21" draw:end-glue-point="3" svg:d="m4572 2113h1324" svg:viewBox="0 0 1325 1">
          <text:p/>
        </draw:connector>
        <draw:custom-shape draw:style-name="gr10" draw:text-style-name="P1" draw:layer="layout" svg:width="5.334cm" svg:height="2.286cm" svg:x="0.508cm" svg:y="6.35cm">
          <text:p text:style-name="P1">Fichier écrit par</text:p>
          <text:p text:style-name="P1">le développ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5.334cm" svg:height="2.286cm" svg:x="0.508cm" svg:y="9.144cm">
          <text:p text:style-name="P1"><text:span text:style-name="T8">Fichier</text:span></text:p>
          <text:p text:style-name="P1"><text:span text:style-name="T8">génér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.572cm" svg:height="2.032cm" svg:x="16.664cm" svg:y="10.668cm">
          <text:p text:style-name="P1">Préprocesseur</text:p>
          <draw:enhanced-geometry svg:viewBox="0 0 21600 21600" draw:type="rectangle" draw:enhanced-path="M 0 0 L 21600 0 21600 21600 0 21600 0 0 Z N"/>
        </draw:custom-shape>
        <draw:custom-shape draw:style-name="gr10" draw:text-style-name="P1" xml:id="id28" draw:id="id28" draw:layer="layout" svg:width="4.572cm" svg:height="2.032cm" svg:x="16.672cm" svg:y="14.859cm">
          <text:p text:style-name="P1">Compilateur</text:p>
          <draw:enhanced-geometry svg:viewBox="0 0 21600 21600" draw:type="rectangle" draw:enhanced-path="M 0 0 L 21600 0 21600 21600 0 21600 0 0 Z N"/>
        </draw:custom-shape>
        <draw:custom-shape draw:style-name="gr10" draw:text-style-name="P8" xml:id="id27" draw:id="id27" draw:layer="layout" svg:width="3.302cm" svg:height="2.286cm" svg:x="11.592cm" svg:y="11.884cm">
          <text:p text:style-name="P1"><text:span text:style-name="T6">Fichier</text:span></text:p>
          <text:p text:style-name="P1"><text:span text:style-name="T6">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3.302cm" svg:height="2.286cm" svg:x="11.592cm" svg:y="17.58cm">
          <text:p text:style-name="P1"><text:span text:style-name="T9">Fichier</text:span></text:p>
          <text:p text:style-name="P1"><text:span text:style-name="T9">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6.866cm" svg:height="2.794cm" svg:x="8.028cm" svg:y="14.478cm">
          <text:p text:style-name="P1"><text:span text:style-name="T6">Fichier</text:span></text:p>
          <text:p text:style-name="P1"><text:span text:style-name="T6">Source</text:span></text:p>
          <text:p text:style-name="P1"><text:span text:style-name="T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4.894cm" svg:y1="13.027cm" svg:x2="16.672cm" svg:y2="15.875cm" draw:start-shape="id27" draw:start-glue-point="10" draw:end-shape="id28" svg:d="m14894 13027 1778 2848" svg:viewBox="0 0 1779 2849">
          <text:p/>
        </draw:connector>
        <draw:connector draw:style-name="gr24" draw:text-style-name="P1" draw:layer="layout" draw:type="line" svg:x1="14.894cm" svg:y1="15.875cm" svg:x2="16.672cm" svg:y2="15.875cm" draw:end-shape="id28" draw:end-glue-point="3" svg:d="m14894 15875h1778" svg:viewBox="0 0 1779 1">
          <text:p/>
        </draw:connector>
        <draw:connector draw:style-name="gr24" draw:text-style-name="P1" draw:layer="layout" draw:type="line" svg:x1="14.894cm" svg:y1="19.177cm" svg:x2="16.672cm" svg:y2="15.875cm" draw:end-shape="id28" draw:end-glue-point="3" svg:d="m14894 19177 1778-3302" svg:viewBox="0 0 1779 3303">
          <text:p/>
        </draw:connector>
        <draw:custom-shape draw:style-name="gr23" draw:text-style-name="P9" xml:id="id29" draw:id="id29" draw:layer="layout" svg:width="4.064cm" svg:height="2.794cm" svg:x="23.014cm" svg:y="14.478cm">
          <text:p text:style-name="P1"><text:span text:style-name="T7">Program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1.244cm" svg:y1="15.875cm" svg:x2="23.014cm" svg:y2="15.875cm" draw:start-shape="id28" draw:start-glue-point="1" draw:end-shape="id29" draw:end-glue-point="6" svg:d="m21244 15875h1770" svg:viewBox="0 0 1771 1">
          <text:p/>
        </draw:connector>
        <draw:custom-shape draw:style-name="gr25" draw:text-style-name="P8" draw:layer="layout" svg:width="5.588cm" svg:height="2.54cm" svg:x="0.508cm" svg:y="11.938cm">
          <text:p text:style-name="P1"><text:span text:style-name="T6">Description</text:span></text:p>
          <text:p text:style-name="P1"><text:span text:style-name="T6">des forma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5.334cm" svg:height="0.762cm" svg:x="8.79cm" svg:y="16.256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27cm" svg:height="0.762cm" svg:x="19.504cm" svg:y="13.46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1.27cm" svg:height="0.762cm" svg:x="17.226cm" svg:y="13.462cm">
          <text:p text:style-name="P1"><text:span text:style-name="T8">D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604cm" svg:height="9.398cm" svg:x="0cm" svg:y="5.842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8.636cm" svg:height="0.962cm" svg:x="17.272cm" svg:y="8.382cm">
          <draw:text-box>
            <text:p><text:span text:style-name="T10">Génération « hors-ligne »</text:span></text:p>
          </draw:text-box>
        </draw:frame>
        <draw:line draw:style-name="gr30" draw:text-style-name="P1" draw:layer="layout" svg:x1="6.604cm" svg:y1="10.16cm" svg:x2="28cm" svg:y2="10.16cm">
          <text:p/>
        </draw:line>
        <draw:frame draw:style-name="gr29" draw:text-style-name="P12" draw:layer="layout" svg:width="8.636cm" svg:height="0.962cm" svg:x="17.272cm" svg:y="19.258cm">
          <draw:text-box>
            <text:p><text:span text:style-name="T10">Génération « intégrée »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3" draw:display-name="Arrowheads 3" svg:viewBox="0 0 1131 1918" svg:d="m737 1131h394l-564-1131-567 1131h398l-398 787h1131z"/>
    <draw:marker draw:name="Arrowheads_20_5" draw:display-name="Arrowheads 5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3T18:01:51.138397374</meta:creation-date>
    <dc:date>2013-10-10T17:06:44.762580403</dc:date>
    <meta:editing-duration>PT8H30M18S</meta:editing-duration>
    <meta:editing-cycles>10</meta:editing-cycles>
    <meta:generator>LibreOffice/4.1.1.2$Linux_X86_64 LibreOffice_project/410m0$Build-2</meta:generator>
    <meta:document-statistic meta:object-count="131"/>
  </office:meta>
</office:document-meta>
</file>